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horizontal-align="justify" draw:textarea-vertical-align="top" draw:auto-grow-height="true" fo:min-height="2.203cm" fo:wrap-option="wrap"/>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headline">
      <style:graphic-properties draw:textarea-horizontal-align="justify" draw:textarea-vertical-align="top" draw:auto-grow-height="true" fo:min-height="1.027cm" fo:wrap-option="wrap"/>
    </style:style>
    <style:style style:name="gr6" style:family="graphic">
      <style:graphic-properties style:protect="size"/>
    </style:style>
    <style:style style:name="pr1" style:family="presentation" style:parent-style-name="vorlage-notes">
      <style:graphic-properties draw:stroke="none" draw:fill="none" draw:fill-color="#ffffff" draw:auto-grow-height="true" fo:min-height="11.41cm" draw:shadow="hidden"/>
    </style:style>
    <style:style style:name="pr2" style:family="presentation" style:parent-style-name="vorlage-title">
      <style:graphic-properties draw:auto-grow-height="true" fo:min-height="2.7cm"/>
    </style:style>
    <style:style style:name="pr3" style:family="presentation" style:parent-style-name="vorlage-outline1">
      <style:graphic-properties draw:auto-grow-height="true" fo:min-height="15.5cm"/>
    </style:style>
    <style:style style:name="pr4" style:family="presentation" style:parent-style-name="vorlage-notes">
      <style:graphic-properties draw:fill-color="#ffffff" fo:min-height="13.364cm"/>
    </style:style>
    <style:style style:name="pr5" style:family="presentation" style:parent-style-name="vorlage-title">
      <style:graphic-properties fo:min-height="2.7cm"/>
    </style:style>
    <style:style style:name="pr6" style:family="presentation" style:parent-style-name="vorlage-outline1">
      <style:graphic-properties fo:min-height="15.5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line-height="150%"/>
    </style:style>
    <style:style style:name="P5" style:family="paragraph">
      <style:paragraph-properties style:writing-mode="lr-tb" style:font-independent-line-spacing="true"/>
    </style:style>
    <style:style style:name="P6" style:family="paragraph">
      <style:text-properties fo:font-size="12pt"/>
    </style:style>
    <style:style style:name="T1" style:family="text">
      <style:text-properties style:font-size-asian="24pt" style:font-weight-asian="bold" style:font-size-complex="24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de" fo:country="DE"/>
    </style:style>
    <style:style style:name="T4" style:family="text">
      <style:text-properties fo:font-size="12pt" fo:language="de" fo:country="DE"/>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layer="layout" svg:width="26.14cm" svg:height="2.453cm" svg:x="1.3cm" svg:y="0.3cm">
          <text:p><text:span text:style-name="T1">Verteidigung: Verschlüsselungsalgorithm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Unsicher</text:span></text:p>
              <text:list>
                <text:list-item>
                  <text:p text:style-name="P4">Data Encryption Standard, DES</text:p>
                </text:list-item>
                <text:list-item>
                  <text:p text:style-name="P4">Md5, sha1</text:p>
                </text:list-item>
              </text:list>
            </text:list-item>
            <text:list-item>
              <text:p text:style-name="P4"><text:s/>Sicher</text:p>
              <text:list>
                <text:list-item>
                  <text:p text:style-name="P4">sha256</text:p>
                </text:list-item>
                <text:list-item>
                  <text:p text:style-name="P4">Triple DES, 3DES</text:p>
                </text:list-item>
                <text:list-item>
                  <text:p text:style-name="P4">AES</text:p>
                </text:list-item>
                <text:list-item>
                  <text:p text:style-name="P4">Blowfish / Twofish</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layer="layout" svg:width="25.895cm" svg:height="2.453cm" svg:x="1.3cm" svg:y="0.3cm">
          <text:p><text:span text:style-name="T1">Verteidigung: symmetrische Verschlüsselung</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49cm" svg:x="1.3cm" svg:y="4cm">
          <text:list text:style-name="L1">
            <text:list-item>
              <text:p text:style-name="P4"><text:span text:style-name="T3"><text:s/></text:span><text:span text:style-name="T3">Ver- und Entschlüsselung erfolgen mit ein und denselben (geheimen) </text:span><text:span text:style-name="T3"><text:line-break/></text:span><text:span text:style-name="T3"> <text:s/>Schlüssel </text:span></text:p>
            </text:list-item>
            <text:list-item>
              <text:p text:style-name="P4"><text:span text:style-name="T3"><text:s/></text:span><text:span text:style-name="T3">Bsp.: vertrauliche Speicherung von Daten eines Benutzers oder gemeinsam </text:span><text:span text:style-name="T3"><text:line-break/></text:span><text:span text:style-name="T3"> <text:s/>benutzter Daten einer Benutzergruppe lokal, auf Disketten oder einem </text:span><text:span text:style-name="T3"><text:line-break/></text:span><text:span text:style-name="T3"> <text:s/>Server</text:span></text:p>
            </text:list-item>
            <text:list-item>
              <text:p text:style-name="P4"><text:span text:style-name="T3"><text:s/></text:span><text:span text:style-name="T3">Problem: Einsatz im Netz, da Schlüssel paarweise vereinbart, geheim</text:span><text:span text:style-name="T3"><text:line-break/></text:span><text:span text:style-name="T3"> <text:s/>gehalten und sicher übertragen werden müssten</text:span></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layer="layout" svg:width="26.358cm" svg:height="2.453cm" svg:x="1.3cm" svg:y="0.3cm">
          <text:p><text:span text:style-name="T1">Verteidigung: asymmetrische Verschlüsselung</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33cm" svg:x="1.3cm" svg:y="4cm">
          <text:list text:style-name="L1">
            <text:list-item>
              <text:p text:style-name="P4"><text:span text:style-name="T3"><text:s/></text:span><text:span text:style-name="T3">Eine Nachricht wird nicht mehr mit ein und dem gleichen Schlüssel ver- und </text:span><text:span text:style-name="T3"><text:line-break/></text:span><text:span text:style-name="T3"> <text:s/>entschlüsselt, sondern mit zwei unterschiedlichen, einander zugeordneten </text:span><text:span text:style-name="T3"><text:line-break/></text:span><text:span text:style-name="T3"> <text:s/>Schlüsseln (Schlüsselpaar: Öffentl. und privater Schlüssel)</text:span></text:p>
            </text:list-item>
            <text:list-item>
              <text:p text:style-name="P4"><text:span text:style-name="T3"><text:s/></text:span><text:span text:style-name="T3">Öffentlicher Schlüssel öffentlich bekannt Digitale Unterschriften (Beweis der </text:span><text:span text:style-name="T3"><text:line-break/></text:span><text:span text:style-name="T3"> <text:s/>Originalität </text:span><text:span text:style-name="T3"><text:tab/></text:span><text:span text:style-name="T3">eines elektronischen Dokuments)</text:span></text:p>
            </text:list-item>
            <text:list-item>
              <text:p text:style-name="P4"><text:span text:style-name="T3"><text:s/></text:span><text:span text:style-name="T3">Der öffentliche Schlüssel einer Person wird verwendet, um eine Nachricht an </text:span><text:span text:style-name="T3"><text:line-break/></text:span><text:span text:style-name="T3"> <text:s/>diese Person zu verschlüsseln</text:span></text:p>
            </text:list-item>
            <text:list-item>
              <text:p text:style-name="P4"><text:span text:style-name="T3"><text:s/></text:span><text:span text:style-name="T3">Der private Schlüssel wird zur Decodierung der verschlüsselten Nachricht <text:s/></text:span><text:span text:style-name="T3"><text:line-break/></text:span><text:span text:style-name="T3"> <text:s/>verwendet und steht nur dem Empfänger zur Verfügung</text:span></text:p>
            </text:list-item>
            <text:list-item>
              <text:p text:style-name="P4"><text:span text:style-name="T3"><text:s/></text:span><text:span text:style-name="T3">Besitz des öffentlichen Schlüssels einer Person ermöglicht lediglich das <text:s/></text:span><text:span text:style-name="T3"><text:line-break/></text:span><text:span text:style-name="T3"> <text:s/>Versenden einer verschlüsselten Nachricht an diese Person</text:span></text:p>
            </text:list-item>
            <text:list-item>
              <text:p text:style-name="P4"><text:span text:style-name="T3"><text:s/></text:span><text:span text:style-name="T3">Mit Hilfe des öffentlichen Schlüssels kann diese Nachricht nicht gelesen </text:span><text:span text:style-name="T3"><text:line-break/></text:span><text:span text:style-name="T3"> <text:s/>werd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9.891cm" svg:x="3.25cm" svg:y="14.129cm" presentation:class="notes" presentation:user-transformed="true">
            <draw:text-box>
              <text:p><text:span text:style-name="T3">􀂃 </text:span><text:span text:style-name="T3">Asymmetrische Verschlüsselung erlaubt Signaturen (Authentifikation)</text:span></text:p>
              <text:p><text:span text:style-name="T3">􀂃 </text:span><text:span text:style-name="T3">Asymmetrische Verschlüsselung wird typischerweise für den sicheren</text:span></text:p>
              <text:p><text:span text:style-name="T3">Austausch des symmetrischen Schlüssels verwendet</text:span></text:p>
              <text:p><text:span text:style-name="T3">􀂃 </text:span><text:span text:style-name="T3">Asymmetrische Verschlüsselung ist ca. 100-1000 fach langsamer als</text:span></text:p>
              <text:p><text:span text:style-name="T3">symmetrische Verschlüsselung</text:span></text:p>
              <text:p><text:span text:style-name="T3">􀂃 </text:span><text:span text:style-name="T3">Zur symmetrische Verschlüsselung müsste man n*(n-1)/2 Schlüssel</text:span></text:p>
              <text:p><text:span text:style-name="T3">benötigen, um mit allen kommunizieren zu können</text:span></text:p>
              <text:p><text:span text:style-name="T3"/></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office:forms form:automatic-focus="false" form:apply-design-mode="false"/>
        <draw:custom-shape draw:style-name="gr5" draw:layer="layout" svg:width="23.147cm" svg:height="1.353cm" svg:x="1.3cm" svg:y="0.3cm">
          <text:p><text:span text:style-name="T1">Verteidigung: HTTP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933cm" svg:x="1.3cm" svg:y="4cm">
          <text:list text:style-name="L1">
            <text:list-item>
              <text:p text:style-name="P4"><text:span text:style-name="T3"><text:s/></text:span><text:span text:style-name="T3">HTTPS steht für HyperText Transfer Protocol Secure (dt. sicheres Hypertext-</text:span><text:span text:style-name="T3"><text:line-break/></text:span><text:span text:style-name="T3"> <text:s/>Übertragungsprotokoll) und ist ein Verfahren, um Daten im World Wide Web </text:span><text:span text:style-name="T3"><text:line-break/></text:span><text:span text:style-name="T3"> <text:s/>abhörsicher zu übertragen. Standard-Port ist 443</text:span></text:p>
            </text:list-item>
            <text:list-item>
              <text:p text:style-name="P4"><text:span text:style-name="T3"><text:s/></text:span><text:span text:style-name="T3">Das HTTPS-Protokoll wird zur Verschlüsselung und zur Authentifizierung der</text:span><text:span text:style-name="T3"><text:line-break/></text:span><text:span text:style-name="T3"> <text:s/>Kommunikation zwischen Webserver und Browser im World Wide Web </text:span><text:span text:style-name="T3"><text:line-break/></text:span><text:span text:style-name="T3"> <text:s/>verwendet.</text:span></text:p>
            </text:list-item>
            <text:list-item>
              <text:p text:style-name="P4"><text:span text:style-name="T3"><text:s/></text:span><text:span text:style-name="T3">Die Verschlüsselung der Daten geschieht mittels SSL/TLS.</text:span></text:p>
            </text:list-item>
            <text:list-item>
              <text:p text:style-name="P4"><text:span text:style-name="T3"><text:s/></text:span><text:span text:style-name="T3">Unter Verwendung des SSL-Handshake-Protokolls findet zunächst eine <text:s text:c="3"/></text:span><text:span text:style-name="T3"><text:line-break/></text:span><text:span text:style-name="T3"> <text:s/>geschützte Identifikation und Authentifizierung der Kommunikationspartner </text:span><text:span text:style-name="T3"><text:line-break/></text:span><text:span text:style-name="T3"> <text:s/>statt. Anschließend wird mit Hilfe asymmetrischer Verschlüsselung oder des </text:span><text:span text:style-name="T3"><text:line-break/></text:span><text:span text:style-name="T3"> <text:s/>Diffie-Hellman-</text:span><text:span text:style-name="T3"><text:tab/></text:span><text:span text:style-name="T3">Schlüsselaustauschs ein gemeinsamer symmetrischer </text:span><text:span text:style-name="T3"><text:line-break/></text:span><text:span text:style-name="T3"> <text:s/>Sitzungsschlüssel ausgetauscht. Dieser wird schließlich zur Verschlüsselung </text:span><text:span text:style-name="T3"><text:line-break/></text:span><text:span text:style-name="T3"> <text:s/>der Nutzdaten verwendet.</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5" draw:style-name="dp1" draw:master-page-name="vorlage">
        <office:forms form:automatic-focus="false" form:apply-design-mode="false"/>
        <draw:custom-shape draw:style-name="gr5" draw:layer="layout" svg:width="23.147cm" svg:height="1.353cm" svg:x="1.3cm" svg:y="0.3cm">
          <text:p><text:span text:style-name="T1">Verteidigung: Der Mensch</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ensibiliseren z.B. arbeiten mit eingeschränkten Benutzerrechten</text:span></text:p>
            </text:list-item>
            <text:list-item>
              <text:p text:style-name="P4"><text:span text:style-name="T3"><text:s/></text:span><text:span text:style-name="T3">Planung von Maßnahmen / Strategie</text:span></text:p>
            </text:list-item>
            <text:list-item>
              <text:p text:style-name="P4"><text:span text:style-name="T3"><text:s/></text:span><text:span text:style-name="T3">Ständige Schulung von Mitarbeitern</text:span></text:p>
            </text:list-item>
            <text:list-item>
              <text:p text:style-name="P4"><text:span text:style-name="T3"><text:s/></text:span><text:span text:style-name="T3">Passwörter</text:span></text:p>
            </text:list-item>
            <text:list-item>
              <text:p text:style-name="P4"><text:span text:style-name="T3"><text:s/></text:span><text:span text:style-name="T3">Richtiges Löschen</text:span></text:p>
            </text:list-item>
            <text:list-item>
              <text:p text:style-name="P4"><text:span text:style-name="T3"><text:s/></text:span><text:span text:style-name="T3">Richtes Aufbewahren von Dateien</text:span></text:p>
            </text:list-item>
            <text:list-item>
              <text:p text:style-name="P4"><text:span text:style-name="T3"><text:s/></text:span><text:span text:style-name="T3">Risikoanalysen</text:span></text:p>
            </text:list-item>
            <text:list-item>
              <text:p text:style-name="P4"><text:span text:style-name="T3"><text:s/></text:span><text:span text:style-name="T3">Disaster-Recovery</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office:forms form:automatic-focus="false" form:apply-design-mode="false"/>
        <draw:custom-shape draw:style-name="gr5" draw:layer="layout" svg:width="23.147cm" svg:height="1.353cm" svg:x="1.3cm" svg:y="0.3cm">
          <text:p><text:span text:style-name="T1">Was tun wenn es doch passiert is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4"><text:span text:style-name="T3"><text:s/></text:span><text:span text:style-name="T3">Die guten Angriffe bleiben lange unentdeckt.</text:span></text:p>
            </text:list-item>
            <text:list-item>
              <text:p text:style-name="P4"><text:span text:style-name="T3"><text:s/></text:span><text:span text:style-name="T3">Sofort vom Netz trennen</text:span></text:p>
            </text:list-item>
            <text:list-item>
              <text:p text:style-name="P4"><text:span text:style-name="T3"><text:s/></text:span><text:span text:style-name="T3">Ermittlungsbehörden benachrichtigen</text:span></text:p>
            </text:list-item>
            <text:list-item>
              <text:p text:style-name="P4"><text:span text:style-name="T3"><text:s/></text:span><text:span text:style-name="T3">Computer-Forensik</text:span></text:p>
              <text:list>
                <text:list-item>
                  <text:p text:style-name="P4"><text:span text:style-name="T3">Spurensuche in Logfiles, Betriebssystem, …</text:span></text:p>
                </text:list-item>
              </text:list>
            </text:list-item>
            <text:list-item>
              <text:p text:style-name="P4"><text:span text:style-name="T3"><text:s/></text:span><text:span text:style-name="T3">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7" draw:style-name="dp1" draw:master-page-name="vorlage">
        <office:forms form:automatic-focus="false" form:apply-design-mode="false"/>
        <draw:custom-shape draw:style-name="gr5" draw:layer="layout" svg:width="23.147cm" svg:height="1.353cm" svg:x="1.3cm" svg:y="0.3cm">
          <text:p><text:span text:style-name="T1">Surfspur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Auf dem eigenem Rechner:  </text:span></text:p>
              <text:list>
                <text:list-item>
                  <text:p text:style-name="P4"><text:span text:style-name="T3">Surfhistorie / Bookmarks / Cache des Browsers mit zwischengespeicherten Web-Seiten</text:span></text:p>
                </text:list-item>
                <text:list-item>
                  <text:p text:style-name="P4"><text:span text:style-name="T3">E-Mails und -Adressen im Mailprogramm</text:span></text:p>
                </text:list-item>
                <text:list-item>
                  <text:p text:style-name="P4"><text:span text:style-name="T3">Daten von Cookie-Servern</text:span></text:p>
                </text:list-item>
              </text:list>
            </text:list-item>
            <text:list-item>
              <text:p text:style-name="P4"><text:span text:style-name="T3"><text:s/></text:span><text:span text:style-name="T3">Auf einem Proxy-Rechner bzw. beim Provider:  </text:span></text:p>
              <text:list>
                <text:list-item>
                  <text:p text:style-name="P4"><text:span text:style-name="T3">Logfile: „Wer (welcher Rechner) rief wann welche Seite auf?“  </text:span></text:p>
                </text:list-item>
                <text:list-item>
                  <text:p text:style-name="P4"><text:span text:style-name="T3">verschickte/empfangene Daten (unverschlüsselt)</text:span></text:p>
                </text:list-item>
              </text:list>
            </text:list-item>
            <text:list-item>
              <text:p text:style-name="P4"><text:span text:style-name="T3"><text:s/></text:span><text:span text:style-name="T3">Auf einem der besuchten Server:  </text:span></text:p>
              <text:list>
                <text:list-item>
                  <text:p text:style-name="P4"><text:span text:style-name="T3">Logfile: "Von welchem Rechner wurden wann welche Seiten aufgerufen</text:span></text:p>
                </text:list-item>
                <text:list-item>
                  <text:p text:style-name="P4"><text:span text:style-name="T3">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8" draw:style-name="dp1" draw:master-page-name="vorlage">
        <office:forms form:automatic-focus="false" form:apply-design-mode="false"/>
        <draw:custom-shape draw:style-name="gr5"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presentation:presentation-page-layout-name="AL1T1">
        <office:forms form:automatic-focus="false" form:apply-design-mode="false"/>
        <draw:frame presentation:style-name="pr2" draw:layer="layout" svg:width="25.199cm" svg:height="2.7cm" svg:x="1.301cm" svg:y="0.3cm" presentation:class="title">
          <draw:text-box>
            <text:p>Datenschutz</text:p>
          </draw:text-box>
        </draw:frame>
        <draw:frame presentation:style-name="pr3" draw:text-style-name="P4" draw:layer="layout" svg:width="25.199cm" svg:height="15.5cm" svg:x="1.4cm" svg:y="4cm" presentation:class="outline">
          <draw:text-box>
            <text:p text:style-name="P4"><text:span text:style-name="T3">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6"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vorlage">
        <office:forms form:automatic-focus="false" form:apply-design-mode="false"/>
        <draw:custom-shape draw:style-name="gr5"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Regelungen in jedem Land anders</text:span></text:p>
              <text:list>
                <text:list-item>
                  <text:p text:style-name="P4"><text:span text:style-name="T3">USA vs. Europäische Union vs. Deutschland</text:span></text:p>
                </text:list-item>
              </text:list>
            </text:list-item>
            <text:list-item>
              <text:p text:style-name="P4"><text:span text:style-name="T3"><text:s/></text:span><text:span text:style-name="T3">Hauptprinzipien des Datenschutzes sind</text:span></text:p>
              <text:list>
                <text:list-item>
                  <text:p text:style-name="P4"><text:span text:style-name="T3">Datensparsamkeit und Datenvermeidung,</text:span></text:p>
                </text:list-item>
                <text:list-item>
                  <text:p text:style-name="P4"><text:span text:style-name="T3">Erforderlichkeit,</text:span></text:p>
                </text:list-item>
                <text:list-item>
                  <text:p text:style-name="P4"><text:span text:style-name="T3">Zweckbindung</text:span></text:p>
                </text:list-item>
              </text:list>
            </text:list-item>
            <text:list-item>
              <text:p text:style-name="P4"><text:span text:style-name="T3"><text:s/></text:span><text:span text:style-name="T3">Der Datenschutz bezieht sich auf die Erhebung, die Verarbeitung und die </text:span><text:span text:style-name="T3"><text:line-break/></text:span><text:span text:style-name="T3"> <text:s/>Nutzung personenbezogener Daten.</text:span></text:p>
              <text:list>
                <text:list-item>
                  <text:p text:style-name="P4"><text:span text:style-name="T3">Erheben = Beschaffen</text:span></text:p>
                </text:list-item>
                <text:list-item>
                  <text:p text:style-name="P4"><text:span text:style-name="T3">Verarbeiten = Speichern, Verändern, Übermitteln, Sperren, Löschen</text:span></text:p>
                </text:list-item>
                <text:list-item>
                  <text:p text:style-name="P4"><text:span text:style-name="T3">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5"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4"><text:span text:style-name="T3"><text:s/></text:span><text:span text:style-name="T3">Auf der Internationalen Datenschutzkonferenz <text:s/>2005 haben die </text:span><text:span text:style-name="T3"><text:line-break/></text:span><text:span text:style-name="T3"> <text:s/>Datenschutzbeauftragten in ihrer „Erklärung von Montreux“ darüber hinaus </text:span><text:span text:style-name="T3"><text:line-break/></text:span><text:span text:style-name="T3"> <text:s/>an die international anerkannten Datenschutzprinzipien erinnert. Diese sind:</text:span></text:p>
              <text:list>
                <text:list-item>
                  <text:p text:style-name="P4"><text:span text:style-name="T3">Prinzip der Zulässigkeit und Rechtmäßigkeit der Erhebung und Verarbeitung der Daten</text:span></text:p>
                </text:list-item>
                <text:list-item>
                  <text:p text:style-name="P4"><text:span text:style-name="T3">Prinzip der Richtigkeit</text:span></text:p>
                </text:list-item>
                <text:list-item>
                  <text:p text:style-name="P4"><text:span text:style-name="T3">Prinzip der Zweckgebundenheit</text:span></text:p>
                </text:list-item>
                <text:list-item>
                  <text:p text:style-name="P4"><text:span text:style-name="T3">Prinzip der Verhältnismäßigkeit (vgl. Verhältnismäßigkeitsprinzip)</text:span></text:p>
                </text:list-item>
                <text:list-item>
                  <text:p text:style-name="P4"><text:span text:style-name="T3">Prinzip der Transparenz</text:span></text:p>
                </text:list-item>
                <text:list-item>
                  <text:p text:style-name="P4"><text:span text:style-name="T3">Prinzip der individuellen Mitsprache und namentlich der Garantie des Zugriffsrechts für die betroffenen Personen</text:span></text:p>
                  <text:p text:style-name="P4"><text:span text:style-name="T3"/></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Datenschutz</text:p>
          </draw:text-box>
        </draw:frame>
        <draw:frame presentation:style-name="pr6" draw:layer="layout" svg:width="25.199cm" svg:height="15.5cm" svg:x="1.4cm" svg:y="4cm" presentation:class="outline" presentation:user-transformed="true">
          <draw:text-box>
            <text:list text:style-name="L4">
              <text:list-item>
                <text:p text:style-name="P4"><text:span text:style-name="T3">Prinzip der Nicht-Diskriminierung</text:span></text:p>
              </text:list-item>
              <text:list-item>
                <text:p text:style-name="P4"><text:span text:style-name="T3">Prinzip der Sicherheit</text:span></text:p>
              </text:list-item>
              <text:list-item>
                <text:p text:style-name="P4"><text:span text:style-name="T3">Prinzip der Haftung</text:span></text:p>
              </text:list-item>
              <text:list-item>
                <text:p text:style-name="P4"><text:span text:style-name="T3">Prinzip einer unabhängigen Überwachung und gesetzlicher Sanktionen</text:span></text:p>
              </text:list-item>
              <text:list-item>
                <text:p text:style-name="P4"><text:span text:style-name="T3">Prinzip des angemessenen Schutzniveaus bei grenzüberschreitendem Datenverkehr</text:span></text:p>
              </text:list-item>
            </text:list>
          </draw:text-box>
        </draw:frame>
        <presentation:notes draw:style-name="dp2">
          <draw:page-thumbnail draw:style-name="gr6"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vorlage">
        <office:forms form:automatic-focus="false" form:apply-design-mode="false"/>
        <draw:custom-shape draw:style-name="gr5"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4"><text:span text:style-name="T3"><text:s/></text:span><text:span text:style-name="T3">Datenschutz ist ein zweischneidiges Schwert:</text:span></text:p>
              <text:list>
                <text:list-item>
                  <text:p text:style-name="P4"><text:span text:style-name="T3">Datenschutz vs. Informationsfreiheit</text:span></text:p>
                </text:list-item>
                <text:list-item>
                  <text:p text:style-name="P4"><text:span text:style-name="T3">Kosten des Datenschutzes (Datenschutzbeauftragter)</text:span></text:p>
                </text:list-item>
                <text:list-item>
                  <text:p text:style-name="P4"><text:span text:style-name="T3">Datenschutz und Kriminalitätsbekämpfung</text:span></text:p>
                </text:list-item>
                <text:list-item>
                  <text:p text:style-name="P4"><text:span text:style-name="T3">Datenschutz und Wissenschaft</text:span></text:p>
                </text:list-item>
                <text:list-item>
                  <text:p text:style-name="P4"><text:span text:style-name="T3">Datenschutz und Medizin</text:span></text:p>
                </text:list-item>
                <text:list-item>
                  <text:p text:style-name="P4"><text:span text:style-name="T3">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5" draw:layer="layout" svg:width="23.147cm" svg:height="1.353cm" svg:x="1.3cm" svg:y="0.3cm">
          <text:p><text:span text:style-name="T1">Newsletter</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863cm" svg:x="1.3cm" svg:y="4cm">
          <text:list text:style-name="L1">
            <text:list-item>
              <text:p text:style-name="P4"><text:span text:style-name="T3"><text:s/></text:span><text:span text:style-name="T3">Schutz des Formulars vor automatischer Eintragung</text:span></text:p>
              <text:list>
                <text:list-item>
                  <text:p text:style-name="P4"><text:span text:style-name="T3">Captcha</text:span></text:p>
                </text:list-item>
                <text:list-item>
                  <text:p text:style-name="P4"><text:span text:style-name="T3">Token</text:span></text:p>
                </text:list-item>
              </text:list>
            </text:list-item>
            <text:list-item>
              <text:p text:style-name="P4"><text:span text:style-name="T3"><text:s/></text:span><text:span text:style-name="T3">Erst eintragen nach Bestätigung via Email</text:span></text:p>
            </text:list-item>
            <text:list-item>
              <text:p text:style-name="P4"><text:span text:style-name="T3"><text:s/></text:span><text:span text:style-name="T3">Gefahr als Spam verschrien zu sein</text:span></text:p>
            </text:list-item>
            <text:list-item>
              <text:p text:style-name="P4"><text:span text:style-name="T3"><text:s/></text:span><text:span text:style-name="T3">Html vs. Plaintext =&gt; Multipart</text:span></text:p>
            </text:list-item>
            <text:list-item>
              <text:p text:style-name="P4"><text:span text:style-name="T3"><text:s/></text:span><text:span text:style-name="T3">Abmeldelink in der Email</text:span></text:p>
            </text:list-item>
            <text:list-item>
              <text:p text:style-name="P4"><text:span text:style-name="T3"><text:s/></text:span><text:span text:style-name="T3">Impressum in der Email</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office:forms form:automatic-focus="false" form:apply-design-mode="false"/>
        <draw:custom-shape draw:style-name="gr5" draw:layer="layout" svg:width="23.147cm" svg:height="1.353cm" svg:x="1.3cm" svg:y="0.3cm">
          <text:p><text:span text:style-name="T1">Security Audits / Penetrationtest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891cm" svg:x="1.3cm" svg:y="4cm">
          <text:list text:style-name="L1">
            <text:list-item>
              <text:p text:style-name="P4"><text:span text:style-name="T3"><text:s/></text:span><text:span text:style-name="T3">Einbruchversuche</text:span></text:p>
              <text:list>
                <text:list-item>
                  <text:p text:style-name="P4"><text:span text:style-name="T3">TÜV (Gütesiegel) / Bundesamt für Sicherheit in der Informationstechnik</text:span></text:p>
                </text:list-item>
                <text:list-item>
                  <text:p text:style-name="P4"><text:span text:style-name="T3">Externe Dienstleister</text:span></text:p>
                </text:list-item>
              </text:list>
            </text:list-item>
            <text:list-item>
              <text:p text:style-name="P4"><text:span text:style-name="T3"><text:s/></text:span><text:span text:style-name="T3">Betrachtung von</text:span></text:p>
              <text:list>
                <text:list-item>
                  <text:p text:style-name="P4"><text:span text:style-name="T3">Netzwerk </text:span></text:p>
                </text:list-item>
                <text:list-item>
                  <text:p text:style-name="P4"><text:span text:style-name="T3">Server</text:span></text:p>
                </text:list-item>
                <text:list-item>
                  <text:p text:style-name="P4"><text:span text:style-name="T3">Software</text:span></text:p>
                </text:list-item>
                <text:list-item>
                  <text:p text:style-name="P4"><text:span text:style-name="T3">Applikation</text:span></text:p>
                </text:list-item>
                <text:list-item>
                  <text:p text:style-name="P4"><text:span text:style-name="T3">Organisation</text:span></text:p>
                </text:list-item>
              </text:list>
            </text:list-item>
            <text:list-item>
              <text:p text:style-name="P4"><text:span text:style-name="T3"><text:s/></text:span><text:span text:style-name="T3">Auf aktuellem Stand bleiben</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6" draw:style-name="dp1" draw:master-page-name="vorlage">
        <office:forms form:automatic-focus="false" form:apply-design-mode="false"/>
        <draw:custom-shape draw:style-name="gr5" draw:layer="layout" svg:width="23.147cm" svg:height="1.353cm" svg:x="1.3cm" svg:y="0.3cm">
          <text:p><text:span text:style-name="T1">Standard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4"><text:span text:style-name="T3"/></text:p>
          <text:list text:style-name="L1">
            <text:list-item>
              <text:p text:style-name="P4"><text:span text:style-name="T3"><text:s/></text:span><text:span text:style-name="T3">IT-Grundschutz-Kataloge des BSI</text:span><text:span text:style-name="T3"><text:line-break/></text:span><text:span text:style-name="T3"> <text:s/>Die IT-Grundschutz-Kataloge definieren für die verschiedenen Aspekte einer </text:span><text:span text:style-name="T3"><text:line-break/></text:span><text:span text:style-name="T3"> <text:s/>IT-</text:span><text:span text:style-name="T3"><text:tab/></text:span><text:span text:style-name="T3">Landschaft konkrete Maßnahmen, die zur Erhaltung der Sicherheit bei </text:span><text:span text:style-name="T3"><text:line-break/></text:span><text:span text:style-name="T3"> <text:s/>niedrigem und mittlerem Schutzbedarf erfüllt werden müssen (Waschzettel). </text:span><text:span text:style-name="T3"><text:line-break/></text:span><text:span text:style-name="T3"> <text:s/>Die Grundschutz-Kataloge sind primär in Deutschland bekannt, liegen </text:span><text:span text:style-name="T3"><text:line-break/></text:span><text:span text:style-name="T3"> <text:s/>allerdings auch </text:span><text:span text:style-name="T3"><text:tab/></text:span><text:span text:style-name="T3">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7" draw:style-name="dp1" draw:master-page-name="vorlage">
        <office:forms form:automatic-focus="false" form:apply-design-mode="false"/>
        <draw:custom-shape draw:style-name="gr5" draw:layer="layout" svg:width="23.147cm" svg:height="1.353cm" svg:x="1.3cm" svg:y="0.3cm">
          <text:p><text:span text:style-name="T1">Standards</text:span></text:p>
          <draw:enhanced-geometry svg:viewBox="0 0 21600 21600" draw:mirror-horizontal="false" draw:mirror-vertical="false"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4"><text:span text:style-name="T3"><text:s/></text:span><text:span text:style-name="T3">ISO/IEC 27001: Normenreihe für Informationsicherheitsmanagementsysteme </text:span></text:p>
            </text:list-item>
            <text:list-item>
              <text:p text:style-name="P4"><text:span text:style-name="T3"><text:s/></text:span><text:span text:style-name="T3">ISO/IEC 27002:2005: Leitfaden für das Informationssicherheitsmanagement </text:span></text:p>
            </text:list-item>
            <text:list-item>
              <text:p text:style-name="P4"><text:span text:style-name="T3"><text:s/></text:span><text:span text:style-name="T3">BS 7799-1 / BS 7799-2</text:span></text:p>
            </text:list-item>
            <text:list-item>
              <text:p text:style-name="P4"><text:span text:style-name="T3"><text:s/></text:span><text:span text:style-name="T3">ITIL</text:span></text:p>
            </text:list-item>
            <text:list-item>
              <text:p text:style-name="P4"><text:span text:style-name="T3"><text:s/></text:span><text:span text:style-name="T3">BS 15000</text:span></text:p>
            </text:list-item>
            <text:list-item>
              <text:p text:style-name="P4"><text:span text:style-name="T3"><text:s/></text:span><text:span text:style-name="T3">ISO 20000: IT-Service-Management</text:span></text:p>
            </text:list-item>
            <text:list-item>
              <text:p text:style-name="P4"><text:span text:style-name="T3"><text:s/></text:span><text:span text:style-name="T3">CobiT</text:span></text:p>
            </text:list-item>
            <text:list-item>
              <text:p text:style-name="P4"><text:span text:style-name="T3"><text:s/></text:span><text:span text:style-name="T3">ISO 13335: Normenreihe zum Sicherheitsmanagement in der Informations- </text:span><text:span text:style-name="T3"><text:line-break/></text:span><text:span text:style-name="T3"> <text:s/>und Kommunikationstechnik</text:span></text:p>
            </text:list-item>
            <text:list-item>
              <text:p text:style-name="P4"><text:span text:style-name="T3"><text:s/></text:span><text:span text:style-name="T3">...</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8" draw:style-name="dp1" draw:master-page-name="vorlage">
        <office:forms form:automatic-focus="false" form:apply-design-mode="false"/>
        <draw:custom-shape draw:style-name="gr5"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4"><text:span text:style-name="T3">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9"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echtliches: Strafrecht</text:p>
          </draw:text-box>
        </draw:frame>
        <draw:frame presentation:style-name="pr6" draw:layer="layout" svg:width="25.199cm" svg:height="15.5cm" svg:x="1.4cm" svg:y="4cm" presentation:class="outline" presentation:user-transformed="true">
          <draw:text-box>
            <text:p text:style-name="P4"><text:span text:style-name="T3">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6"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vorlage">
        <office:forms form:automatic-focus="false" form:apply-design-mode="false"/>
        <draw:custom-shape draw:style-name="gr5"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4"><text:span text:style-name="T3">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4"><text:span text:style-name="T3">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1" draw:style-name="dp1" draw:master-page-name="vorlage">
        <office:forms form:automatic-focus="false" form:apply-design-mode="false"/>
        <draw:custom-shape draw:style-name="gr5"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2" draw:style-name="dp1" draw:master-page-name="vorlage">
        <office:forms form:automatic-focus="false" form:apply-design-mode="false"/>
        <draw:custom-shape draw:style-name="gr5"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4"><text:span text:style-name="T3">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4"><text:span text:style-name="T3">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4"><text:span text:style-name="T3"/></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3" draw:style-name="dp1" draw:master-page-name="vorlage">
        <office:forms form:automatic-focus="false" form:apply-design-mode="false"/>
        <draw:custom-shape draw:style-name="gr5"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Sonstige rechtliche Konsequenzen für das Unternehmen</text:span></text:p>
          <text:p text:style-name="P4"><text:span text:style-name="T3">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4"><text:span text:style-name="T3">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4" draw:style-name="dp1" draw:master-page-name="vorlage">
        <office:forms form:automatic-focus="false" form:apply-design-mode="false"/>
        <draw:custom-shape draw:style-name="gr5"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4"><text:span text:style-name="T3">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5" draw:style-name="dp1" draw:master-page-name="vorlage">
        <office:forms form:automatic-focus="false" form:apply-design-mode="false"/>
        <draw:custom-shape draw:style-name="gr5" draw:layer="layout" svg:width="23.147cm" svg:height="1.353cm" svg:x="1.3cm" svg:y="0.3cm">
          <text:p><text:span text:style-name="T1">Sicherheit und Web 2.0</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3.891cm" svg:x="1.3cm" svg:y="4cm">
          <text:list text:style-name="L1">
            <text:list-item>
              <text:p text:style-name="P4"><text:span text:style-name="T3"><text:s/></text:span><text:span text:style-name="T3">Appikationen werden mächtiger und komplizierter</text:span></text:p>
            </text:list-item>
            <text:list-item>
              <text:p text:style-name="P4"><text:span text:style-name="T3"><text:s/></text:span><text:span text:style-name="T3">Social Networks machen Daten überallverfügbar</text:span></text:p>
            </text:list-item>
            <text:list-item>
              <text:p text:style-name="P4"><text:span text:style-name="T3"><text:s/></text:span><text:span text:style-name="T3">Persönliche Daten meist Grundlage</text:span></text:p>
            </text:list-item>
            <text:list-item>
              <text:p text:style-name="P4"><text:span text:style-name="T3"><text:s/></text:span><text:span text:style-name="T3">Vernetzung von Applikationen</text:span></text:p>
            </text:list-item>
          </text:list>
          <text:p text:style-name="P4"><text:span text:style-name="T3"/></text:p>
          <text:p text:style-name="P4"><text:span text:style-name="T3">Datensicherheit und Datenschutz sind und bleiben ein Dauerbrenner und die Wichtigkeit wird noch weiter zunehmen.</text:span></text:p>
          <text:p text:style-name="P4"><text:span text:style-name="T3"/></text:p>
          <text:p text:style-name="P4"><text:span text:style-name="T3">Bereits heute beschäftigen sich Unternehmen mit nichts anderem als Sicherheit im IT-Umfeld.</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7T16:28:14.38</dc:date>
    <meta:editing-cycles>436</meta:editing-cycles>
    <meta:generator>OpenOffice.org/3.3$Win32 OpenOffice.org_project/330m20$Build-9567</meta:generator>
    <meta:editing-duration>P2DT15H10S</meta:editing-duration>
    <dc:creator>Bjoern Zapadlo</dc:creator>
    <meta:document-statistic meta:object-count="185"/>
  </office:meta>
</office:document-meta>
</file>